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0d686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186f4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3dba0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in Modern Sans" fo:font-size="16pt" fo:font-weight="bold" officeooo:rsid="000d686c" officeooo:paragraph-rsid="003e1e4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Sans" fo:font-weight="bold" officeooo:rsid="000d686c" officeooo:paragraph-rsid="000d686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atin Modern Sans" fo:font-weight="normal" officeooo:rsid="000d686c" officeooo:paragraph-rsid="000d686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0d686c" officeooo:paragraph-rsid="000d68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0d686c" officeooo:paragraph-rsid="00186f4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1e602c" officeooo:paragraph-rsid="001a9e7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in Modern Sans" fo:font-size="12pt" fo:font-weight="normal" officeooo:rsid="00364c43" officeooo:paragraph-rsid="00364c4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Latin Modern Sans" fo:font-size="12pt" fo:font-style="italic" fo:font-weight="normal" officeooo:rsid="000d686c" officeooo:paragraph-rsid="00109297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atin Modern Sans" fo:font-size="12pt" fo:font-weight="bold" officeooo:rsid="002865db" officeooo:paragraph-rsid="002865d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atin Modern Sans" fo:font-size="12pt" fo:font-weight="bold" officeooo:rsid="002865db" officeooo:paragraph-rsid="00364c4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atin Modern Sans" fo:font-style="italic" fo:font-weight="bold" officeooo:rsid="000d686c" officeooo:paragraph-rsid="000d686c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atin Modern Sans" fo:font-size="14pt" fo:font-weight="normal" officeooo:rsid="000d686c" officeooo:paragraph-rsid="000d686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0d686c"/>
    </style:style>
    <style:style style:name="P17" style:family="paragraph" style:parent-style-name="Standard">
      <style:paragraph-properties fo:text-align="center" style:justify-single-word="false"/>
      <style:text-properties style:font-name="Latin Modern Sans" fo:font-size="16pt" fo:font-weight="bold" officeooo:rsid="0044954b" officeooo:paragraph-rsid="0044954b" style:font-size-asian="16pt" style:font-weight-asian="bold" style:font-size-complex="16pt" style:font-weight-complex="bold"/>
    </style:style>
    <style:style style:name="T1" style:family="text">
      <style:text-properties officeooo:rsid="00109297"/>
    </style:style>
    <style:style style:name="T2" style:family="text">
      <style:text-properties officeooo:rsid="00109d5f"/>
    </style:style>
    <style:style style:name="T3" style:family="text">
      <style:text-properties officeooo:rsid="00116c9a"/>
    </style:style>
    <style:style style:name="T4" style:family="text">
      <style:text-properties officeooo:rsid="001367c6"/>
    </style:style>
    <style:style style:name="T5" style:family="text">
      <style:text-properties officeooo:rsid="0014e415"/>
    </style:style>
    <style:style style:name="T6" style:family="text">
      <style:text-properties officeooo:rsid="0016afa1"/>
    </style:style>
    <style:style style:name="T7" style:family="text">
      <style:text-properties officeooo:rsid="00186f47"/>
    </style:style>
    <style:style style:name="T8" style:family="text">
      <style:text-properties fo:font-size="12pt" fo:font-weight="normal" officeooo:rsid="001939b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a9e7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bd5d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d911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e602c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865d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5b6f5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6265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c9180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3dba0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e1e4f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6afa1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9564d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9e65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c918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08e37" style:font-size-asian="12pt" style:font-weight-asian="normal" style:font-size-complex="12pt" style:font-weight-complex="normal"/>
    </style:style>
    <style:style style:name="T24" style:family="text">
      <style:text-properties officeooo:rsid="001d911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9a11d" style:font-weight-asian="normal" style:font-weight-complex="normal"/>
    </style:style>
    <style:style style:name="T27" style:family="text">
      <style:text-properties fo:font-weight="normal" officeooo:rsid="002a5130" style:font-weight-asian="normal" style:font-weight-complex="normal"/>
    </style:style>
    <style:style style:name="T28" style:family="text">
      <style:text-properties fo:font-weight="normal" officeooo:rsid="002ac67f" style:font-weight-asian="normal" style:font-weight-complex="normal"/>
    </style:style>
    <style:style style:name="T29" style:family="text">
      <style:text-properties fo:font-weight="normal" officeooo:rsid="002b0f60" style:font-weight-asian="normal" style:font-weight-complex="normal"/>
    </style:style>
    <style:style style:name="T30" style:family="text">
      <style:text-properties fo:font-weight="normal" officeooo:rsid="002bc678" style:font-weight-asian="normal" style:font-weight-complex="normal"/>
    </style:style>
    <style:style style:name="T31" style:family="text">
      <style:text-properties fo:font-weight="normal" officeooo:rsid="00362655" style:font-weight-asian="normal" style:font-weight-complex="normal"/>
    </style:style>
    <style:style style:name="T32" style:family="text">
      <style:text-properties fo:font-weight="normal" officeooo:rsid="00364c43" style:font-weight-asian="normal" style:font-weight-complex="normal"/>
    </style:style>
    <style:style style:name="T33" style:family="text">
      <style:text-properties fo:font-weight="normal" officeooo:rsid="003f6719" style:font-weight-asian="normal" style:font-weight-complex="normal"/>
    </style:style>
    <style:style style:name="T34" style:family="text">
      <style:text-properties officeooo:rsid="00362655"/>
    </style:style>
    <style:style style:name="T35" style:family="text">
      <style:text-properties officeooo:rsid="00364c43"/>
    </style:style>
    <style:style style:name="T36" style:family="text">
      <style:text-properties officeooo:rsid="003c9180"/>
    </style:style>
    <style:style style:name="T37" style:family="text">
      <style:text-properties style:font-name="Latin Modern Sans" fo:font-size="12pt" fo:font-weight="normal" officeooo:rsid="000d686c" style:font-size-asian="10.5pt" style:font-weight-asian="normal" style:font-size-complex="12pt" style:font-weight-complex="normal"/>
    </style:style>
    <style:style style:name="T38" style:family="text">
      <style:text-properties style:font-name="Latin Modern Sans" fo:font-size="12pt" fo:font-weight="normal" officeooo:rsid="00410f70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ONITORIA DE PROBABILIDADE II: SUA IMPORTÂNCIA NA FORMAÇÃO DO DISCENTE</text:p>
      <text:p text:style-name="P5"/>
      <text:p text:style-name="P11">Projeto de Monitoria do Departamento de Estatística - 20<text:span text:style-name="T1">22</text:span>.2/20<text:span text:style-name="T1">23</text:span>.1 - Centro de Ciências Exatas e da Natureza – CCEN – Campus I</text:p>
      <text:p text:style-name="P14"/>
      <text:p text:style-name="P6">Bolsista: Paulo Ricardo Seganfredo Campana</text:p>
      <text:p text:style-name="P6">Orientador: Rodrigo Bernardo da Silva</text:p>
      <text:p text:style-name="P6">Coordenador: Claudio Javier Tablada</text:p>
      <text:p text:style-name="P6"/>
      <text:p text:style-name="P1">Introdução</text:p>
      <text:p text:style-name="P1"/>
      <text:p text:style-name="P7"><text:tab/><text:span text:style-name="T2">O projeto de monitoria visa auxiliar aos alunos regularmente matriculados nas disciplinas de graduação ministradas pelo Departamento de Estatística </text:span><text:span text:style-name="T3">nos ques</text:span><text:span text:style-name="T24">i</text:span><text:span text:style-name="T3">tos de </text:span><text:span text:style-name="T4">aumentar </text:span><text:span text:style-name="T3">os conhecimentos </text:span><text:span text:style-name="T4">adquiridos no curso e suas disciplinas, aten</text:span><text:span text:style-name="T24">d</text:span><text:span text:style-name="T4">endo as dificuldades ocorridas na absorção dos conteúdos teóricos e práticos vistos em sala de aula e melhorar a qualidade de ensino, diminuindo a quantidade de reprovações e desistências.</text:span></text:p>
      <text:p text:style-name="P7"><text:tab/><text:span text:style-name="T4">Uma grande fonte de tais dificuldades destas disciplinas iniciais do curso, como na disciplina de Probabilidade II, se dá pel</text:span><text:span text:style-name="T5">o deficit de conhecimentos matemáticos básicos, que muitas vezes proveem de um ensino médio precário que não prepara o aluno a discrepância entre o conteúdo mínimo exigido no ENEM e o que é necessário </text:span><text:span text:style-name="T6">ao ingressar </text:span><text:span text:style-name="T5">no ensino superior, em específico, </text:span><text:span text:style-name="T6">aos conteúdos de análise combinatória e </text:span><text:span text:style-name="T36">pré-cálculo</text:span><text:span text:style-name="T6">.</text:span></text:p>
      <text:p text:style-name="P7"><text:tab/><text:span text:style-name="T6">Com isso em mente, a monitoria alivia as dificuldades encontradas pelos discentes, promovendo sessões presenciais e remotas nos quais o </text:span><text:span text:style-name="T34">monitor</text:span><text:span text:style-name="T6"> está disponível para tirar dúvidas, relembrar tópicos estudados e ajudar no entendimento e resolução de exercícios propostos pelo docente, colaborando para melhor qualidade de ensino e d</text:span><text:span text:style-name="T7">o</text:span><text:span text:style-name="T6">mínio do conteúdo da ementa da disciplina.</text:span></text:p>
      <text:p text:style-name="P8"><text:tab/><text:span text:style-name="T7">Nesta </text:span><text:span text:style-name="T36">troca</text:span><text:span text:style-name="T7"> de conhecimento, além do benefício ao aprendizado do discente, também contribui para a formação do </text:span><text:span text:style-name="T35">monitor</text:span><text:span text:style-name="T7">, </text:span><text:span text:style-name="T36">construindo</text:span><text:span text:style-name="T7"> experiência prática para área de ensino e fortalece o interesse a docência caso o mesmo queira seguir esta carreira acadêmica.</text:span></text:p>
      <text:p text:style-name="P2"/>
      <text:p text:style-name="P2">Metodologia</text:p>
      <text:p text:style-name="P1"/>
      <text:p text:style-name="P3"><text:tab/><text:span text:style-name="T8">Durante o período de monitoria da disciplina de Probabilidade II (</text:span><text:span text:style-name="T18">Abril - Julho </text:span><text:span text:style-name="T8">2023)</text:span><text:span text:style-name="T17"> </text:span><text:span text:style-name="T18">o </text:span><text:span text:style-name="T17">suporte aos alunos matriculados </text:span><text:span text:style-name="T18">foi realizado de diversas formas, </text:span><text:span text:style-name="T17">podemos destacar </text:span><text:span text:style-name="T18">três</text:span><text:span text:style-name="T17"> principais ferramentas de </text:span><text:span text:style-name="T18">utilizadas: </text:span></text:p>
      <text:p text:style-name="P4"><text:span text:style-name="T18"><text:tab/>Aulas de dúvidas presenciais que</text:span><text:span text:style-name="T8"> </text:span><text:span text:style-name="T9">foram realizadas duas vezes por semana na sala de monitoria proporcionada pelo Departamento de Estatística, onde parte dos discentes </text:span><text:soft-page-break/><text:span text:style-name="T9">estiveram presentes para expressar e serem solucionadas suas dificuldades com o aprendizado do conteúdo </text:span><text:span text:style-name="T14">e</text:span><text:span text:style-name="T9"> exercícios </text:span><text:span text:style-name="T14">propostos.</text:span></text:p>
      <text:p text:style-name="P4"><text:span text:style-name="T14"><text:tab/></text:span><text:span text:style-name="T18">A</text:span><text:span text:style-name="T10">tendimento virtual por Whats</text:span><text:span text:style-name="T11">A</text:span><text:span text:style-name="T10">pp ou videochamada, que foi mais popular entre os alunos devido ao horário </text:span><text:span text:style-name="T16">noturno em dias </text:span><text:span text:style-name="T10">flexíve</text:span><text:span text:style-name="T16">is</text:span><text:span text:style-name="T10">, </text:span><text:span text:style-name="T18">nestas <text:s/></text:span><text:span text:style-name="T19">sessões </text:span><text:span text:style-name="T18">foram realizadas discussões acerca das atividades propostas e estudo dos conteúdos das avaliações.</text:span></text:p>
      <text:p text:style-name="P4"><text:span text:style-name="T10"><text:tab/></text:span><text:span text:style-name="T18">Solução das listas de exercícios, de forma completa e detalhada, a mesma foi encaminhada para todos os discentes com </text:span><text:span text:style-name="T13">intuito</text:span><text:span text:style-name="T12"> de ajudar </text:span><text:span text:style-name="T16">no</text:span><text:span text:style-name="T12"> estudo para as avaliações, </text:span><text:span text:style-name="T17">um</text:span><text:span text:style-name="T14"> ponto positivo </text:span><text:span text:style-name="T17">deste formato é </text:span><text:span text:style-name="T14">que o aluno pode </text:span><text:span text:style-name="T15">estudar com calma essa resolução e com a garantia de atendimento do monitor caso ainda não entenda o conteúdo.</text:span></text:p>
      <text:p text:style-name="P9"/>
      <text:p text:style-name="P1">Resultados e discussões</text:p>
      <text:p text:style-name="P1"/>
      <text:p text:style-name="P12"><text:span text:style-name="T25"><text:tab/>Como um dos objetivos pro projeto de monitoria é </text:span><text:span text:style-name="T26">aumentar a quantidade de alunos aprovados nas disciplinas e diminuir o índice de evasão do curso, podemos considerar esse objetivo alcançado, visto que todos os alunos que engajaram com as atividades da monitoria </text:span><text:span text:style-name="T27">obtiveram</text:span><text:span text:style-name="T26"> aprovação, aos demais alunos, por mais que os esforços da monitoria </text:span><text:span text:style-name="T27">lhe alcançaram por meio das listas de exercícios respondidas passo a passo, optaram por não fazer todas as avaliações da disciplina e foram reprovados. </text:span><text:span text:style-name="T28">Em</text:span><text:span text:style-name="T27"> comparação com a última turma de Probabilidade II, onde não houve monitor</text:span><text:span text:style-name="T33">ia</text:span><text:span text:style-name="T27">, há um aumento na proporção de alunos aprovados de 30,77% a 40%, </text:span><text:span text:style-name="T33">comprovando a eficácia</text:span><text:span text:style-name="T27"> </text:span><text:span text:style-name="T33">do projeto em relação a aprovação geral.</text:span></text:p>
      <text:p text:style-name="P12"><text:span text:style-name="T27"><text:tab/></text:span><text:span text:style-name="T28">Já para o quesito de ampliação do conhecimento teórico e prático, </text:span><text:span text:style-name="T29">os discentes ativos na disciplina demonstra</text:span><text:span text:style-name="T30">ram grande</text:span><text:span text:style-name="T29"> satisfação com a disponibilidade de atendimento pessoal </text:span><text:span text:style-name="T30">e coletivo</text:span><text:span text:style-name="T29"> </text:span><text:span text:style-name="T30">em horário flexível pela internet, onde foi discutido diversos tópicos em Probabilidade relacionados aos exercícios propostos. Na área prática, foi elaborado uma ferramenta na linguagem de programação R para o cálculo de esperanças e variâncias de diversas distribuições, </text:span><text:span text:style-name="T31">exemplificando a aplicação da Probabilidade.</text:span></text:p>
      <text:p text:style-name="P13"><text:span text:style-name="T31"><text:tab/>Sendo assim, houve amplas oportunidades de aprendizado para todos os discentes matriculados,</text:span><text:span text:style-name="T33"> aqueles que ativamente participaram das atividades propostas na monitoria conquistaram sua aprovação</text:span><text:span text:style-name="T31">, </text:span><text:span text:style-name="T33">tudo isso </text:span><text:span text:style-name="T31">contribui para </text:span><text:span text:style-name="T32">absorção do conteúdo da disciplina e </text:span><text:span text:style-name="T33">para f</text:span><text:span text:style-name="T32">ormaçã</text:span><text:span text:style-name="T33">o</text:span><text:span text:style-name="T32"> acadêmica </text:span><text:span text:style-name="T33">do aluno</text:span><text:span text:style-name="T32">. Para o monitor, foi uma grande experiência de ensino, compromisso, interação com a comunidade do curso e aprendizado sobre a docência.</text:span></text:p>
      <text:p text:style-name="P10"/>
      <text:p text:style-name="P1">Considerações finais</text:p>
      <text:p text:style-name="P1"/>
      <text:p text:style-name="P1"><text:tab/><text:span text:style-name="T20">Tendo em vista os resultados do projeto de monitoria, vemos que ele é de natureza essencial para a melhora da qualidade de ensino, pois fortalece o entendimento mais profundo do assunto ministrado pelo docente aos alunos e apoia a redução d</text:span><text:span text:style-name="T22">o número de </text:span><text:span text:style-name="T20"><text:s/>reprovaçõ</text:span><text:span text:style-name="T22">es</text:span><text:span text:style-name="T20">, mantendo </text:span><text:span text:style-name="T22">os discentes</text:span><text:span text:style-name="T20"> focados no curso e diminuindo a evasão. Esse efeito é </text:span><text:soft-page-break/><text:span text:style-name="T20">multiplicado quando levamos em conta que a disciplina de Probabilidade II, </text:span><text:span text:style-name="T23">além de ser uma disciplina desafiadora,</text:span><text:span text:style-name="T20"> é uma das mais importantes no curso de Estatística pois atua como pré-requisito de diversas outras disciplinas </text:span><text:span text:style-name="T22">obrigatórias</text:span><text:span text:style-name="T20"> </text:span><text:span text:style-name="T21">e atua de maneira essencial na formação profissional.</text:span></text:p>
      <text:p text:style-name="P1"/>
      <text:p text:style-name="P1">Referências</text:p>
      <text:p text:style-name="P15"/>
      <text:p text:style-name="P16"><text:span text:style-name="T37">NASSER, L.; </text:span><text:span text:style-name="T38">DE </text:span><text:span text:style-name="T37">SOUSA, G. A.; TORRACA, M. A. A. Desempenho em cálculo: investigando a transição do ensino médio para o superior. Boletim GEPEMEditora Cubo, 2017. Disponível em: &lt;</text:span><text:a xlink:type="simple" xlink:href="http://dx.doi.org/10.4322/gepem.2017.020" text:style-name="Internet_20_link" text:visited-style-name="Visited_20_Internet_20_Link"><text:span text:style-name="T37">http://dx.doi.org/10.4322/gepem.2017.020</text:span></text:a><text:span text:style-name="T37">&gt;. </text:span><text:span text:style-name="T38">Acesso em: 3 set. 2023.</text:span><text:span text:style-name="T3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8:26:34.115233866</meta:creation-date>
    <dc:date>2023-09-04T00:44:17.928410282</dc:date>
    <meta:editing-duration>PT1H6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23" meta:word-count="812" meta:character-count="5462" meta:non-whitespace-character-count="4655"/>
  </office:meta>
</office:document-meta>
</file>